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ler Light" svg:font-family="'Aller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ller Light" fo:font-size="14pt" style:text-underline-style="none" fo:font-weight="bold" officeooo:rsid="002233fe" officeooo:paragraph-rsid="002233fe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ller Light" fo:font-size="14pt" style:text-underline-style="none" fo:font-weight="normal" officeooo:rsid="002c3059" officeooo:paragraph-rsid="00476e93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ller Light" fo:font-size="14pt" style:text-underline-style="solid" style:text-underline-width="auto" style:text-underline-color="font-color" fo:font-weight="bold" officeooo:rsid="001b2ec6" officeooo:paragraph-rsid="001b2ec6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ller Light" fo:font-size="14pt" style:text-underline-style="solid" style:text-underline-width="auto" style:text-underline-color="font-color" fo:font-weight="bold" officeooo:rsid="001cfd8c" officeooo:paragraph-rsid="001cfd8c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ller Light" fo:font-size="14pt" style:text-underline-style="solid" style:text-underline-width="auto" style:text-underline-color="font-color" fo:font-weight="bold" officeooo:rsid="002233fe" officeooo:paragraph-rsid="00276da0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ller Light" fo:font-size="14pt" style:text-underline-style="solid" style:text-underline-width="auto" style:text-underline-color="font-color" fo:font-weight="bold" officeooo:rsid="002233fe" officeooo:paragraph-rsid="002a81a7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ller Light" fo:font-size="14pt" style:text-underline-style="solid" style:text-underline-width="auto" style:text-underline-color="font-color" fo:font-weight="bold" officeooo:rsid="002c3059" officeooo:paragraph-rsid="002c305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ller Light" fo:font-size="14pt" officeooo:rsid="001b2ec6" officeooo:paragraph-rsid="001b2ec6" style:font-size-asian="14pt" style:font-size-complex="14pt"/>
    </style:style>
    <style:style style:name="P9" style:family="paragraph" style:parent-style-name="Standard">
      <style:text-properties style:font-name="Aller Light" fo:font-size="14pt" officeooo:rsid="001b2ec6" officeooo:paragraph-rsid="0030f67c" style:font-size-asian="14pt" style:font-size-complex="14pt"/>
    </style:style>
    <style:style style:name="P10" style:family="paragraph" style:parent-style-name="Standard">
      <style:text-properties style:font-name="Aller Light" fo:font-size="14pt" officeooo:rsid="001b2ec6" officeooo:paragraph-rsid="002e235d" style:font-size-asian="14pt" style:font-size-complex="14pt"/>
    </style:style>
    <style:style style:name="P11" style:family="paragraph" style:parent-style-name="Standard">
      <style:text-properties style:font-name="Aller Light" fo:font-size="14pt" officeooo:rsid="001b2ec6" officeooo:paragraph-rsid="0043764c" style:font-size-asian="14pt" style:font-size-complex="14pt"/>
    </style:style>
    <style:style style:name="P12" style:family="paragraph" style:parent-style-name="Standard">
      <style:text-properties style:font-name="Aller Light" fo:font-size="14pt" officeooo:rsid="001fd838" officeooo:paragraph-rsid="001fd838" style:font-size-asian="14pt" style:font-size-complex="14pt"/>
    </style:style>
    <style:style style:name="P13" style:family="paragraph" style:parent-style-name="Standard">
      <style:text-properties style:font-name="Aller Light" fo:font-size="14pt" officeooo:rsid="001cfd8c" officeooo:paragraph-rsid="001cfd8c" style:font-size-asian="14pt" style:font-size-complex="14pt"/>
    </style:style>
    <style:style style:name="P14" style:family="paragraph" style:parent-style-name="Standard">
      <style:text-properties style:font-name="Aller Light" fo:font-size="14pt" officeooo:rsid="001cfd8c" officeooo:paragraph-rsid="0043764c" style:font-size-asian="14pt" style:font-size-complex="14pt"/>
    </style:style>
    <style:style style:name="P15" style:family="paragraph" style:parent-style-name="Standard">
      <style:text-properties style:font-name="Aller Light" fo:font-size="14pt" officeooo:rsid="001e340b" officeooo:paragraph-rsid="0043764c" style:font-size-asian="14pt" style:font-size-complex="14pt"/>
    </style:style>
    <style:style style:name="P16" style:family="paragraph" style:parent-style-name="Standard">
      <style:text-properties style:font-name="Aller Light" fo:font-size="14pt" officeooo:rsid="0025a5a3" officeooo:paragraph-rsid="001fd838" style:font-size-asian="14pt" style:font-size-complex="14pt"/>
    </style:style>
    <style:style style:name="P17" style:family="paragraph" style:parent-style-name="Standard">
      <style:text-properties style:font-name="Aller Light" fo:font-size="14pt" officeooo:rsid="0025a5a3" officeooo:paragraph-rsid="0025a5a3" style:font-size-asian="14pt" style:font-size-complex="14pt"/>
    </style:style>
    <style:style style:name="P18" style:family="paragraph" style:parent-style-name="Standard">
      <style:text-properties style:font-name="Aller Light" fo:font-size="14pt" officeooo:rsid="00276da0" officeooo:paragraph-rsid="00276da0" style:font-size-asian="14pt" style:font-size-complex="14pt"/>
    </style:style>
    <style:style style:name="P19" style:family="paragraph" style:parent-style-name="Standard">
      <style:text-properties style:font-name="Aller Light" fo:font-size="14pt" officeooo:rsid="00276da0" officeooo:paragraph-rsid="0044f7a2" style:font-size-asian="14pt" style:font-size-complex="14pt"/>
    </style:style>
    <style:style style:name="P20" style:family="paragraph" style:parent-style-name="Standard">
      <style:text-properties style:font-name="Aller Light" fo:font-size="14pt" officeooo:rsid="00276da0" officeooo:paragraph-rsid="004762ac" style:font-size-asian="14pt" style:font-size-complex="14pt"/>
    </style:style>
    <style:style style:name="P21" style:family="paragraph" style:parent-style-name="Standard">
      <style:text-properties style:font-name="Aller Light" fo:font-size="14pt" officeooo:rsid="00276da0" officeooo:paragraph-rsid="00476e93" style:font-size-asian="14pt" style:font-size-complex="14pt"/>
    </style:style>
    <style:style style:name="P22" style:family="paragraph" style:parent-style-name="Standard">
      <style:text-properties style:font-name="Aller Light" fo:font-size="14pt" officeooo:rsid="00291933" officeooo:paragraph-rsid="00291933" style:font-size-asian="14pt" style:font-size-complex="14pt"/>
    </style:style>
    <style:style style:name="P23" style:family="paragraph" style:parent-style-name="Standard">
      <style:text-properties style:font-name="Aller Light" fo:font-size="14pt" officeooo:rsid="00291933" officeooo:paragraph-rsid="0044f7a2" style:font-size-asian="14pt" style:font-size-complex="14pt"/>
    </style:style>
    <style:style style:name="P24" style:family="paragraph" style:parent-style-name="Standard">
      <style:text-properties style:font-name="Aller Light" fo:font-size="14pt" officeooo:rsid="00291933" officeooo:paragraph-rsid="0045e20a" style:font-size-asian="14pt" style:font-size-complex="14pt"/>
    </style:style>
    <style:style style:name="P25" style:family="paragraph" style:parent-style-name="Standard">
      <style:text-properties style:font-name="Aller Light" fo:font-size="14pt" officeooo:rsid="00291933" officeooo:paragraph-rsid="00476e93" style:font-size-asian="14pt" style:font-size-complex="14pt"/>
    </style:style>
    <style:style style:name="P26" style:family="paragraph" style:parent-style-name="Standard">
      <style:text-properties style:font-name="Aller Light" fo:font-size="14pt" officeooo:rsid="002c3059" officeooo:paragraph-rsid="002c3059" style:font-size-asian="14pt" style:font-size-complex="14pt"/>
    </style:style>
    <style:style style:name="P27" style:family="paragraph" style:parent-style-name="Standard">
      <style:text-properties style:font-name="Aller Light" fo:font-size="14pt" officeooo:rsid="002c3059" officeooo:paragraph-rsid="00476e93" style:font-size-asian="14pt" style:font-size-complex="14pt"/>
    </style:style>
    <style:style style:name="P28" style:family="paragraph" style:parent-style-name="Standard">
      <style:text-properties style:font-name="Aller Light" fo:font-size="14pt" fo:font-weight="bold" officeooo:rsid="002233fe" officeooo:paragraph-rsid="002233fe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Aller Light" fo:font-size="14pt" fo:font-weight="bold" officeooo:rsid="002c3059" officeooo:paragraph-rsid="002c3059" style:font-size-asian="14pt" style:font-weight-asian="bold" style:font-size-complex="14pt" style:font-weight-complex="bold"/>
    </style:style>
    <style:style style:name="P30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style:font-name="Aller Light" fo:font-size="14pt" officeooo:rsid="001fd838" officeooo:paragraph-rsid="001b2ec6" style:font-size-asian="14pt" style:font-size-complex="14pt"/>
    </style:style>
    <style:style style:name="P31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style:font-name="Aller Light" fo:font-size="14pt" officeooo:rsid="001fd838" officeooo:paragraph-rsid="001e340b" style:font-size-asian="14pt" style:font-size-complex="14pt"/>
    </style:style>
    <style:style style:name="P32" style:family="paragraph" style:parent-style-name="Standard">
      <style:paragraph-properties fo:break-before="page"/>
      <style:text-properties style:font-name="Aller Light" fo:font-size="14pt" officeooo:rsid="0025a5a3" officeooo:paragraph-rsid="0025a5a3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5bfd"/>
    </style:style>
    <style:style style:name="T3" style:family="text">
      <style:text-properties officeooo:rsid="002a81a7"/>
    </style:style>
    <style:style style:name="T4" style:family="text">
      <style:text-properties officeooo:rsid="002bf411"/>
    </style:style>
    <style:style style:name="T5" style:family="text">
      <style:text-properties officeooo:rsid="002e235d"/>
    </style:style>
    <style:style style:name="T6" style:family="text">
      <style:text-properties officeooo:rsid="002ffa73"/>
    </style:style>
    <style:style style:name="T7" style:family="text">
      <style:text-properties officeooo:rsid="0030f67c"/>
    </style:style>
    <style:style style:name="T8" style:family="text">
      <style:text-properties style:text-underline-style="none" fo:font-weight="normal" officeooo:rsid="001fd838" style:font-weight-asian="normal" style:font-weight-complex="normal"/>
    </style:style>
    <style:style style:name="T9" style:family="text">
      <style:text-properties style:text-underline-style="none" fo:font-weight="normal" officeooo:rsid="002ffa73" style:font-weight-asian="normal" style:font-weight-complex="normal"/>
    </style:style>
    <style:style style:name="T10" style:family="text">
      <style:text-properties style:text-underline-style="none" fo:font-weight="normal" officeooo:rsid="002e235d" style:font-weight-asian="normal" style:font-weight-complex="normal"/>
    </style:style>
    <style:style style:name="T11" style:family="text">
      <style:text-properties style:text-underline-style="none" fo:font-weight="normal" officeooo:rsid="00355b8f" style:font-weight-asian="normal" style:font-weight-complex="normal"/>
    </style:style>
    <style:style style:name="T12" style:family="text">
      <style:text-properties style:text-underline-style="none" fo:font-weight="normal" officeooo:rsid="0037162d" style:font-weight-asian="normal" style:font-weight-complex="normal"/>
    </style:style>
    <style:style style:name="T13" style:family="text">
      <style:text-properties officeooo:rsid="00388b34"/>
    </style:style>
    <style:style style:name="T14" style:family="text">
      <style:text-properties officeooo:rsid="003aa313"/>
    </style:style>
    <style:style style:name="T15" style:family="text">
      <style:text-properties officeooo:rsid="003c76b9"/>
    </style:style>
    <style:style style:name="T16" style:family="text">
      <style:text-properties officeooo:rsid="0043764c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officeooo:rsid="0044f7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</text:p>
      <text:p text:style-name="P1"/>
      <text:p text:style-name="P3">a + b &lt; 255</text:p>
      <text:p text:style-name="P8"/>
      <text:p text:style-name="P9"><text:span text:style-name="T16">&gt; max_epu8</text:span>( <text:span text:style-name="T7">or_si128</text:span>(<text:span text:style-name="T6">cmplt_epu8</text:span>(add(a,b) , a) , <text:span text:style-name="T6">cmplt_epu8</text:span>(add(a,b) , b)) , add(a,b) )</text:p>
      <text:p text:style-name="P10"><text:span text:style-name="T16">&gt; max_epu8</text:span>( or(0x00 , 0x00) , add(a,b) )</text:p>
      <text:p text:style-name="P10"><text:span text:style-name="T16">&gt; max_epu8</text:span>( 0x00 , add(a,b) )</text:p>
      <text:p text:style-name="P11"><text:span text:style-name="T16">&gt; </text:span>add(a,b)</text:p>
      <text:p text:style-name="P8"/>
      <text:p text:style-name="P8"/>
      <text:p text:style-name="P3">a + b &gt; 255</text:p>
      <text:p text:style-name="P8"/>
      <text:p text:style-name="P11"><text:span text:style-name="T16">&gt; max_epu8</text:span>( or(<text:span text:style-name="T6">cmplt_epu8</text:span>(add(a,b) , a) , <text:span text:style-name="T6">cmplt_epu8</text:span>(add(a , b),b)) , add(a,b) )</text:p>
      <text:p text:style-name="P11"><text:span text:style-name="T16">&gt; max_epu8</text:span>( or(0x00 , 0xFF) , add(a,b) ) <text:s/></text:p>
      <text:p text:style-name="P11"><text:span text:style-name="T17">ou</text:span><text:span text:style-name="T1"> <text:s/></text:span>max( or(0xFF , 0x00) , add(a,b) ) </text:p>
      <text:p text:style-name="P11"><text:span text:style-name="T17">ou</text:span><text:span text:style-name="T1"> </text:span>max( or(0xFF , 0xFF) , add(a,b) ) <text:s/></text:p>
      <text:p text:style-name="P11"><text:span text:style-name="T16">&gt; max_epu8</text:span>( 0xFF , add(a,b))</text:p>
      <text:p text:style-name="P11"><text:span text:style-name="T16">&gt; </text:span>0xFF</text:p>
      <text:p text:style-name="P30"/>
      <text:p text:style-name="P28">sub</text:p>
      <text:p text:style-name="P12"/>
      <text:p text:style-name="P4">a &lt; <text:s/>b :</text:p>
      <text:p text:style-name="P14"><text:span text:style-name="T16">&gt; min_epu8</text:span>(<text:span text:style-name="T6">cmpgt_epu8</text:span>(a,b) , sub(a,b))</text:p>
      <text:p text:style-name="P15"><text:span text:style-name="T16">&gt; min_epu8</text:span>(0x00 , sub(a,b))</text:p>
      <text:p text:style-name="P15"><text:span text:style-name="T16">&gt; </text:span>0x00</text:p>
      <text:p text:style-name="P13"/>
      <text:p text:style-name="P8"/>
      <text:p text:style-name="P4">a &gt; <text:s/>b </text:p>
      <text:p text:style-name="P14"><text:span text:style-name="T16">&gt;min_epu8</text:span>(<text:span text:style-name="T6">cmpgt_epu8</text:span>(a,b) , sub(a,b))</text:p>
      <text:p text:style-name="P15"><text:span text:style-name="T16">&gt; min_epu8</text:span>(0xFF , sub(a,b))</text:p>
      <text:p text:style-name="P15"><text:span text:style-name="T16">&gt; </text:span>sub(a,b)</text:p>
      <text:p text:style-name="P31"/>
      <text:p text:style-name="P16"/>
      <text:p text:style-name="P17"/>
      <text:p text:style-name="P32"/>
      <text:p text:style-name="P18"><text:span text:style-name="T1">_mm_cmpgt_epu8(a, b)</text:span> </text:p>
      <text:p text:style-name="P18"/>
      <text:p text:style-name="P5">a <text:span text:style-name="T2">&lt;=</text:span> b</text:p>
      <text:p text:style-name="P19"><text:span text:style-name="T18">&gt; xor_si128</text:span>(<text:span text:style-name="T9">cmpeq_epi8</text:span><text:span text:style-name="T8">(</text:span><text:span text:style-name="T10">max_epu8</text:span><text:span text:style-name="T8">(</text:span><text:span text:style-name="T11">b</text:span><text:span text:style-name="T8">, </text:span><text:span text:style-name="T11">a</text:span><text:span text:style-name="T8">) , <text:s/></text:span><text:span text:style-name="T11">b</text:span><text:span text:style-name="T8">)</text:span> , <text:span text:style-name="T18">s</text:span>et1_epi8(-1))</text:p>
      <text:p text:style-name="P19"><text:span text:style-name="T18">&gt; xor_si128</text:span>(<text:span text:style-name="T9">cmpeq_epi8</text:span>(<text:span text:style-name="T13">b, b), 0xFF)</text:span></text:p>
      <text:p text:style-name="P23"><text:span text:style-name="T18">&gt; xor_si128</text:span>(0xFF , 0xFF)</text:p>
      <text:p text:style-name="P24"><text:span text:style-name="T18">&gt; </text:span>0x00</text:p>
      <text:p text:style-name="P22"/>
      <text:p text:style-name="P6">a <text:span text:style-name="T3">&gt;</text:span> b</text:p>
      <text:p text:style-name="P20"><text:span text:style-name="T18">&gt; xor_si128</text:span>(<text:span text:style-name="T9">cmpeq_epi8</text:span><text:span text:style-name="T8">(</text:span><text:span text:style-name="T10">max_epu8</text:span><text:span text:style-name="T8">(</text:span><text:span text:style-name="T12">b</text:span><text:span text:style-name="T8">, </text:span><text:span text:style-name="T12">a</text:span><text:span text:style-name="T8">) , <text:s/></text:span><text:span text:style-name="T12">b</text:span><text:span text:style-name="T8">)</text:span> , set1_epi8(-1))</text:p>
      <text:p text:style-name="P21"><text:span text:style-name="T18">&gt; xor_si128</text:span>(<text:span text:style-name="T9">cmpeq_epi8</text:span>(<text:span text:style-name="T14">a, b), 0xFF)</text:span></text:p>
      <text:p text:style-name="P25"><text:span text:style-name="T18">&gt; xor_si128</text:span>(0x<text:span text:style-name="T4">00</text:span> , 0xFF)</text:p>
      <text:p text:style-name="P25"><text:span text:style-name="T18">&gt; </text:span>0x<text:span text:style-name="T4">FF</text:span></text:p>
      <text:p text:style-name="P22"/>
      <text:p text:style-name="P22"/>
      <text:p text:style-name="P29">_mm_cmplt_epu8(a, b)</text:p>
      <text:p text:style-name="P29"/>
      <text:p text:style-name="P7">a <text:span text:style-name="T15">&lt;</text:span> b</text:p>
      <text:p text:style-name="P27"><text:s/><text:span text:style-name="T18">&gt; </text:span>cmpgt_epu8(b, a)</text:p>
      <text:p text:style-name="P27"><text:span text:style-name="T18">&gt; </text:span>0xFF</text:p>
      <text:p text:style-name="P26"/>
      <text:p text:style-name="P7">a &gt;<text:span text:style-name="T15">=</text:span> b</text:p>
      <text:p text:style-name="P27"><text:span text:style-name="T18">&gt; </text:span>cmpgt_epu8(b, a)</text:p>
      <text:p text:style-name="P2"><text:span text:style-name="T18">&gt; </text:span>0x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ller Light" svg:font-family="'Aller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24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0:15:40.568914726</meta:creation-date>
    <dc:date>2017-12-04T21:23:07.405153130</dc:date>
    <meta:editing-duration>PT6H17M46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169" meta:character-count="947" meta:non-whitespace-character-count="805"/>
  </office:meta>
</office:document-meta>
</file>